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cm" svg:height="2.9cm" svg:x="10.2cm" svg:y="2.7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4.075cm" svg:height="0.7cm" draw:transform="rotate (0.673173492494213) translate (4.318cm 10.297cm)">
          <text:p/>
          <draw:enhanced-geometry svg:viewBox="0 0 21600 21600" draw:text-areas="0 ?f0 ?f5 ?f2" draw:mirror-horizontal="false" draw:mirror-vertical="false" draw:type="right-arrow" draw:modifiers="17037.2914622179 5484.736091298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cm" svg:height="0.7cm" svg:x="4.5cm" svg:y="6.827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4.043cm" svg:height="0.7cm" draw:transform="rotate (0.526565835326689) translate (4.41cm 3.639cm)">
          <text:p/>
          <draw:enhanced-geometry svg:viewBox="0 0 21600 21600" draw:text-areas="0 ?f0 ?f5 ?f2" draw:mirror-horizontal="false" draw:mirror-vertical="false" draw:type="right-arrow" draw:modifiers="17471.2166172107 5269.044222539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6cm" svg:height="2.9cm" svg:x="10.2cm" svg:y="8.6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6cm" svg:height="3cm" svg:x="7.5cm" svg:y="5.627cm">
          <text:p text:style-name="P2">Erudite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4cm" svg:height="1.7cm" svg:x="0.5cm" svg:y="6.327cm">
          <text:p text:style-name="P1">Confi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1.7cm" svg:x="0.5cm" svg:y="9.627cm">
          <text:p text:style-name="P1">Templat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1.7cm" svg:x="0.5cm" svg:y="2.927cm">
          <text:p text:style-name="P1">Sess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2.2cm" svg:x="7.986cm" svg:y="0.527cm">
          <text:p text:style-name="P1">Instapa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2.581cm" svg:height="0.962cm" svg:x="10.7cm" svg:y="3.327cm">
          <draw:text-box>
            <text:p>Articles</text:p>
          </draw:text-box>
        </draw:frame>
        <draw:custom-shape draw:style-name="gr6" draw:text-style-name="P1" draw:layer="layout" svg:width="3cm" svg:height="4cm" svg:x="9.051cm" svg:y="11.519cm">
          <text:p text:style-name="P1">Ebook</text:p>
          <text:p text:style-name="P1">File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4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3T20:38:16</meta:creation-date>
    <dc:date>2012-08-03T21:05:08</dc:date>
    <meta:editing-duration>PT11M32S</meta:editing-duration>
    <meta:editing-cycles>3</meta:editing-cycles>
    <meta:generator>LibreOffice/3.5$Linux_X86_64 LibreOffice_project/350m1$Build-3</meta:generator>
    <meta:document-statistic meta:object-count="12"/>
  </office:meta>
</office:document-meta>
</file>